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e469" officeooo:paragraph-rsid="000ce46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1:36:41.737876828</meta:creation-date>
    <dc:date>2019-04-28T11:36:51.581953441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